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0.45pt"/>
    </style:style>
    <style:style style:name="co3" style:family="table-column">
      <style:table-column-properties fo:break-before="auto" style:column-width="204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visibility="collapse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cimal</text:p>
          </table:table-cell>
          <table:table-cell office:value-type="string" calcext:value-type="string">
            <text:p>EvtCode</text:p>
          </table:table-cell>
          <table:table-cell office:value-type="string" calcext:value-type="string">
            <text:p>EvtPayloadLength</text:p>
          </table:table-cell>
          <table:table-cell office:value-type="string" calcext:value-type="string">
            <text:p>EvtTerminatorOrLengthByt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EvtDesc</text:p>
          </table:table-cell>
          <table:table-cell office:value-type="string" calcext:value-type="string">
            <text:p>QueuePayloadLength</text:p>
          </table:table-cell>
          <table:table-cell office:value-type="string" calcext:value-type="string">
            <text:p>QueueDesc</text:p>
          </table:table-cell>
          <table:table-cell office:value-type="string" calcext:value-type="string">
            <text:p>ShowAsInt</text:p>
          </table:table-cell>
          <table:table-cell office:value-type="string" calcext:value-type="string">
            <text:p>ShowAsIntQue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HEX([.A2];2)" office:value-type="string" office:string-value="00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Terra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ward, Walking 1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DEC2HEX([.A3];2)" office:value-type="string" office:string-value="01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Locke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ward, Standing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DEC2HEX([.A4];2)" office:value-type="string" office:string-value="02" calcext:value-type="string">
            <text:p>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Cyan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ward, Walking 2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DEC2HEX([.A5];2)" office:value-type="string" office:string-value="03" calcext:value-type="string">
            <text:p>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Shadow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ward, Walking 1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DEC2HEX([.A6];2)" office:value-type="string" office:string-value="04" calcext:value-type="string">
            <text:p>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Edgar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ward, Standing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DEC2HEX([.A7];2)" office:value-type="string" office:string-value="05" calcext:value-type="string">
            <text:p>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Sabin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ward, Walking 2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DEC2HEX([.A8];2)" office:value-type="string" office:string-value="06" calcext:value-type="string">
            <text:p>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Celes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de, Walking 1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DEC2HEX([.A9];2)" office:value-type="string" office:string-value="07" calcext:value-type="string">
            <text:p>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Strago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de, Standing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DEC2HEX([.A10];2)" office:value-type="string" office:string-value="08" calcext:value-type="string">
            <text:p>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Relm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de, Walking 2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DEC2HEX([.A11];2)" office:value-type="string" office:string-value="09" calcext:value-type="string">
            <text:p>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Setzer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eeling / Weak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DEC2HEX([.A12];2)" office:value-type="string" office:string-value="0A" calcext:value-type="string">
            <text:p>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og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 pose (facing left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DEC2HEX([.A13];2)" office:value-type="string" office:string-value="0B" calcext:value-type="string">
            <text:p>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Gau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ed pose (looking left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DEC2HEX([.A14];2)" office:value-type="string" office:string-value="0C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Gogo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le in Battle Pos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DEC2HEX([.A15];2)" office:value-type="string" office:string-value="0D" calcext:value-type="string">
            <text:p>0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Umaro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lking in Battle Pos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DEC2HEX([.A16];2)" office:value-type="string" office:string-value="0E" calcext:value-type="string">
            <text:p>0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Guest 1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s Raised, Walking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DEC2HEX([.A17];2)" office:value-type="string" office:string-value="0F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Guest 2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s Raised, Jumping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DEC2HEX([.A18];2)" office:value-type="string" office:string-value="10" calcext:value-type="string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0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ll Cast (looking left), first fram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DEC2HEX([.A19];2)" office:value-type="string" office:string-value="11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ll Cast (looking left), second fram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DEC2HEX([.A20];2)" office:value-type="string" office:string-value="12" calcext:value-type="string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d pose (looking left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DEC2HEX([.A21];2)" office:value-type="string" office:string-value="13" calcext:value-type="string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3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head down eyes clos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DEC2HEX([.A22];2)" office:value-type="string" office:string-value="14" calcext:value-type="string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4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k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DEC2HEX([.A23];2)" office:value-type="string" office:string-value="15" calcext:value-type="string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5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yes closed, looking to the left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DEC2HEX([.A24];2)" office:value-type="string" office:string-value="16" calcext:value-type="string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6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arms raised in air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DEC2HEX([.A25];2)" office:value-type="string" office:string-value="17" calcext:value-type="string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7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arms raised in air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DEC2HEX([.A26];2)" office:value-type="string" office:string-value="18" calcext:value-type="string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8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/embarrass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DEC2HEX([.A27];2)" office:value-type="string" office:string-value="19" calcext:value-type="string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9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right arm rais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DEC2HEX([.A28];2)" office:value-type="string" office:string-value="1A" calcext:value-type="string">
            <text:p>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0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right arm wav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DEC2HEX([.A29];2)" office:value-type="string" office:string-value="1B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1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right arm raise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DEC2HEX([.A30];2)" office:value-type="string" office:string-value="1C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2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right arm wave 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DEC2HEX([.A31];2)" office:value-type="string" office:string-value="1D" calcext:value-type="string">
            <text:p>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3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ghing part 1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DEC2HEX([.A32];2)" office:value-type="string" office:string-value="1E" calcext:value-type="string">
            <text:p>1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4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ghing part 2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DEC2HEX([.A33];2)" office:value-type="string" office:string-value="1F" calcext:value-type="string">
            <text:p>1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5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ck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DEC2HEX([.A34];2)" office:value-type="string" office:string-value="20" calcext:value-type="string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6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head down 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DEC2HEX([.A35];2)" office:value-type="string" office:string-value="21" calcext:value-type="string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7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head down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DEC2HEX([.A36];2)" office:value-type="string" office:string-value="22" calcext:value-type="string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8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d down sad left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DEC2HEX([.A37];2)" office:value-type="string" office:string-value="23" calcext:value-type="string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19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head turned (left); 63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DEC2HEX([.A38];2)" office:value-type="string" office:string-value="24" calcext:value-type="string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0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ng the finger, first frame; 64= flipp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DEC2HEX([.A39];2)" office:value-type="string" office:string-value="25" calcext:value-type="string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1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ng the finger, second frame; 65 is flipped 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DEC2HEX([.A40];2)" office:value-type="string" office:string-value="26" calcext:value-type="string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2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used pose with the Jap. text (Except for terra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DEC2HEX([.A41];2)" office:value-type="string" office:string-value="27" calcext:value-type="string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3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nt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DEC2HEX([.A42];2)" office:value-type="string" office:string-value="28" calcext:value-type="string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4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ocked down pose #2 (For special characters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DEC2HEX([.A43];2)" office:value-type="string" office:string-value="29" calcext:value-type="string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5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Gestahl, dead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DEC2HEX([.A44];2)" office:value-type="string" office:string-value="2A" calcext:value-type="string">
            <text:p>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6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Gestahl, hand raised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DEC2HEX([.A45];2)" office:value-type="string" office:string-value="2B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7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Gestahl, hand on head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DEC2HEX([.A46];2)" office:value-type="string" office:string-value="2C" calcext:value-type="string">
            <text:p>2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8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Gestahl, head bowed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DEC2HEX([.A47];2)" office:value-type="string" office:string-value="2D" calcext:value-type="string">
            <text:p>2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29, {0} steps, wait for complete =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d for KO'ed NPC (kid Leo kneeling)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DEC2HEX([.A48];2)" office:value-type="string" office:string-value="2E" calcext:value-type="string">
            <text:p>2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30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DEC2HEX([.A49];2)" office:value-type="string" office:string-value="2F" calcext:value-type="string">
            <text:p>2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Map NPC in index 31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DEC2HEX([.A50];2)" office:value-type="string" office:string-value="30" calcext:value-type="string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Camera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DEC2HEX([.A51];2)" office:value-type="string" office:string-value="31" calcext:value-type="string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Party Member 1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DEC2HEX([.A52];2)" office:value-type="string" office:string-value="32" calcext:value-type="string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Party Member 2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DEC2HEX([.A53];2)" office:value-type="string" office:string-value="33" calcext:value-type="string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table:style-name="ce1" office:value-type="string" calcext:value-type="string">
            <text:p>Begin Event Queue for Party Member 3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DEC2HEX([.A54];2)" office:value-type="string" office:string-value="34" calcext:value-type="string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egin Event Queue for Party Member 4, {0} steps, wait for complete =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DEC2HEX([.A55];2)" office:value-type="string" office:string-value="35" calcext:value-type="string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use execution until queue for {0} is complet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DEC2HEX([.A56];2)" office:value-type="string" office:string-value="36" calcext:value-type="string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event actor {0} from passing through other sprite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DEC2HEX([.A57];2)" office:value-type="string" office:string-value="37" calcext:value-type="string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place sprite for actor {0} with sprite ID 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DEC2HEX([.A58];2)" office:value-type="string" office:string-value="38" calcext:value-type="string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event the camera from following a charact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DEC2HEX([.A59];2)" office:value-type="string" office:string-value="39" calcext:value-type="string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low the camera to follow the charact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DEC2HEX([.A60];2)" office:value-type="string" office:string-value="3A" calcext:value-type="string">
            <text:p>3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low player to move during even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DEC2HEX([.A61];2)" office:value-type="string" office:string-value="3B" calcext:value-type="string">
            <text:p>3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lace player in "ready" stanc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DEC2HEX([.A62];2)" office:value-type="string" office:string-value="3C" calcext:value-type="string">
            <text:p>3C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lace characters {0}, {1}, {2} and {3} in the part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DEC2HEX([.A63];2)" office:value-type="string" office:string-value="3D" calcext:value-type="string">
            <text:p>3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eate character {0} on the fiel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DEC2HEX([.A64];2)" office:value-type="string" office:string-value="3E" calcext:value-type="string">
            <text:p>3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lete character {0} from the fiel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DEC2HEX([.A65];2)" office:value-type="string" office:string-value="3F" calcext:value-type="string">
            <text:p>3F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dd character {0} to party 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DEC2HEX([.A66];2)" office:value-type="string" office:string-value="40" calcext:value-type="string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ssign character {0} the properties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ward, Walking 1 inverted</text:p>
          </table:table-cell>
          <table:table-cell table:number-columns-repeated="2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DEC2HEX([.A67];2)" office:value-type="string" office:string-value="41" calcext:value-type="string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Show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ward, Standing inverted</text:p>
          </table:table-cell>
          <table:table-cell table:number-columns-repeated="2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DEC2HEX([.A68];2)" office:value-type="string" office:string-value="42" calcext:value-type="string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ide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ward, Walking 2 inverted</text:p>
          </table:table-cell>
          <table:table-cell table:number-columns-repeated="2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DEC2HEX([.A69];2)" office:value-type="string" office:string-value="43" calcext:value-type="string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ssign character {0} the palette ID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ward, Walking 1 inverted</text:p>
          </table:table-cell>
          <table:table-cell table:number-columns-repeated="2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DEC2HEX([.A70];2)" office:value-type="string" office:string-value="44" calcext:value-type="string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lace character {0} on vehicle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ward, Standing inverted</text:p>
          </table:table-cell>
          <table:table-cell table:number-columns-repeated="2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DEC2HEX([.A71];2)" office:value-type="string" office:string-value="45" calcext:value-type="string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fresh obje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ward, Walking 2 inverted</text:p>
          </table:table-cell>
          <table:table-cell table:number-columns-repeated="2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DEC2HEX([.A72];2)" office:value-type="string" office:string-value="46" calcext:value-type="string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witch active party to party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de, Walking 1 inverted</text:p>
          </table:table-cell>
          <table:table-cell table:number-columns-repeated="2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DEC2HEX([.A73];2)" office:value-type="string" office:string-value="47" calcext:value-type="string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ke character in slot 0 the lead charac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de, Standing inverted</text:p>
          </table:table-cell>
          <table:table-cell table:number-columns-repeated="2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DEC2HEX([.A74];2)" office:value-type="string" office:string-value="48" calcext:value-type="string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F3F</text:p>
          </table:table-cell>
          <table:table-cell office:value-type="string" calcext:value-type="string">
            <text:p>Display text box {1}{0} and contin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de, Walking 2 inverted</text:p>
          </table:table-cell>
          <table:table-cell table:number-columns-repeated="2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DEC2HEX([.A75];2)" office:value-type="string" office:string-value="49" calcext:value-type="string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ait for text box to be dismiss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eeling / Weak inverted</text:p>
          </table:table-cell>
          <table:table-cell table:number-columns-repeated="2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DEC2HEX([.A76];2)" office:value-type="string" office:string-value="4A" calcext:value-type="string">
            <text:p>4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ait for key pr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 pose (facing left) inverted</text:p>
          </table:table-cell>
          <table:table-cell table:number-columns-repeated="2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DEC2HEX([.A77];2)" office:value-type="string" office:string-value="4B" calcext:value-type="string">
            <text:p>4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F3F</text:p>
          </table:table-cell>
          <table:table-cell office:value-type="string" calcext:value-type="string">
            <text:p>Display text box {1}{0} and wait for keypr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cked pose (looking left) inverted</text:p>
          </table:table-cell>
          <table:table-cell table:number-columns-repeated="2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DEC2HEX([.A78];2)" office:value-type="string" office:string-value="4C" calcext:value-type="string">
            <text:p>4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enter screen on party, invoke battle with {0} with background {1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le in Battle Pose inverted</text:p>
          </table:table-cell>
          <table:table-cell table:number-columns-repeated="2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DEC2HEX([.A79];2)" office:value-type="string" office:string-value="4D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nvoke battle with {0}, background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lking in Battle Pose inverted</text:p>
          </table:table-cell>
          <table:table-cell table:number-columns-repeated="2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DEC2HEX([.A80];2)" office:value-type="string" office:string-value="4E" calcext:value-type="string">
            <text:p>4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voke last b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s Raised, Walking inverted</text:p>
          </table:table-cell>
          <table:table-cell table:number-columns-repeated="2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DEC2HEX([.A81];2)" office:value-type="string" office:string-value="4F" calcext:value-type="string">
            <text:p>4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turn to last save po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ms Raised, Jumping inverted</text:p>
          </table:table-cell>
          <table:table-cell table:number-columns-repeated="2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DEC2HEX([.A82];2)" office:value-type="string" office:string-value="50" calcext:value-type="string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int screen to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ll Cast (looking left), first frame inverted</text:p>
          </table:table-cell>
          <table:table-cell table:number-columns-repeated="2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formula="of:=DEC2HEX([.A83];2)" office:value-type="string" office:string-value="51" calcext:value-type="string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int tiles {1} - {2} with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ll Cast (looking left), second frame inverted</text:p>
          </table:table-cell>
          <table:table-cell table:number-columns-repeated="2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formula="of:=DEC2HEX([.A84];2)" office:value-type="string" office:string-value="52" calcext:value-type="string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int sprites with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d pose (looking left) inverted</text:p>
          </table:table-cell>
          <table:table-cell table:number-columns-repeated="2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formula="of:=DEC2HEX([.A85];2)" office:value-type="string" office:string-value="53" calcext:value-type="string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int sprites {1} - {2} with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head down eyes closed inverted</text:p>
          </table:table-cell>
          <table:table-cell table:number-columns-repeated="2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formula="of:=DEC2HEX([.A86];2)" office:value-type="string" office:string-value="54" calcext:value-type="string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turn screen to 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k inverted</text:p>
          </table:table-cell>
          <table:table-cell table:number-columns-repeated="2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formula="of:=DEC2HEX([.A87];2)" office:value-type="string" office:string-value="55" calcext:value-type="string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lash screen with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yes closed, looking to the right inverted</text:p>
          </table:table-cell>
          <table:table-cell table:number-columns-repeated="2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formula="of:=DEC2HEX([.A88];2)" office:value-type="string" office:string-value="56" calcext:value-type="string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crease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arms raised in air inverted</text:p>
          </table:table-cell>
          <table:table-cell table:number-columns-repeated="2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formula="of:=DEC2HEX([.A89];2)" office:value-type="string" office:string-value="57" calcext:value-type="string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crease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arms raised in air inverted</text:p>
          </table:table-cell>
          <table:table-cell table:number-columns-repeated="2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formula="of:=DEC2HEX([.A90];2)" office:value-type="string" office:string-value="58" calcext:value-type="string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ake screen at intensity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/embarrassed inverted</text:p>
          </table:table-cell>
          <table:table-cell table:number-columns-repeated="2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formula="of:=DEC2HEX([.A91];2)" office:value-type="string" office:string-value="59" calcext:value-type="string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nfade screen at speed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right arm raise inverted</text:p>
          </table:table-cell>
          <table:table-cell table:number-columns-repeated="2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formula="of:=DEC2HEX([.A92];2)" office:value-type="string" office:string-value="5A" calcext:value-type="string">
            <text:p>5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de screen at speed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right arm wave inverted</text:p>
          </table:table-cell>
          <table:table-cell table:number-columns-repeated="2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formula="of:=DEC2HEX([.A93];2)" office:value-type="string" office:string-value="5B" calcext:value-type="string">
            <text:p>5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right arm raise inverted</text:p>
          </table:table-cell>
          <table:table-cell table:number-columns-repeated="2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formula="of:=DEC2HEX([.A94];2)" office:value-type="string" office:string-value="5C" calcext:value-type="string">
            <text:p>5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use until fade is comple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right arm wave <text:s/>inverted</text:p>
          </table:table-cell>
          <table:table-cell table:number-columns-repeated="2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formula="of:=DEC2HEX([.A95];2)" office:value-type="string" office:string-value="5D" calcext:value-type="string">
            <text:p>5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roll layer 1 at horizontal speed {0}, vertical speed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ghing part 1 invert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formula="of:=DEC2HEX([.A96];2)" office:value-type="string" office:string-value="5E" calcext:value-type="string">
            <text:p>5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roll layer 2 at horizontal speed {0}, vertical speed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ughing part 2 invert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formula="of:=DEC2HEX([.A97];2)" office:value-type="string" office:string-value="5F" calcext:value-type="string">
            <text:p>5F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roll layer 3 at horizontal speed {0}, vertical speed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cked invert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formula="of:=DEC2HEX([.A98];2)" office:value-type="string" office:string-value="60" calcext:value-type="string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ange background layer {0} to palette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head down <text:s/>inverted</text:p>
          </table:table-cell>
          <table:table-cell table:number-columns-repeated="2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formula="of:=DEC2HEX([.A99];2)" office:value-type="string" office:string-value="61" calcext:value-type="string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lorize range {1} - {2} to colo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, head down inverted</text:p>
          </table:table-cell>
          <table:table-cell table:number-columns-repeated="2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formula="of:=DEC2HEX([.A100];2)" office:value-type="string" office:string-value="62" calcext:value-type="string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aic screen at speed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d down sad left invert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formula="of:=DEC2HEX([.A101];2)" office:value-type="string" office:string-value="63" calcext:value-type="string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eate spotlight of radius {0} around charac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, head turned (left); 63 inverted</text:p>
          </table:table-cell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formula="of:=DEC2HEX([.A102];2)" office:value-type="string" office:string-value="64" calcext:value-type="string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ing the finger, first frame; 64= flipped <text:s/>inverted</text:p>
          </table:table-cell>
          <table:table-cell table:number-columns-repeated="2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table:formula="of:=DEC2HEX([.A103];2)" office:value-type="string" office:string-value="65" calcext:value-type="string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ing the finger, second frame; 65 is flipped <text:s/>inverted</text:p>
          </table:table-cell>
          <table:table-cell table:number-columns-repeated="2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table:formula="of:=DEC2HEX([.A104];2)" office:value-type="string" office:string-value="66" calcext:value-type="string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unused pose with the Jap. text (Except for terra) inverted</text:p>
          </table:table-cell>
          <table:table-cell table:number-columns-repeated="2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table:formula="of:=DEC2HEX([.A105];2)" office:value-type="string" office:string-value="67" calcext:value-type="string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tent inverted</text:p>
          </table:table-cell>
          <table:table-cell table:number-columns-repeated="2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table:formula="of:=DEC2HEX([.A106];2)" office:value-type="string" office:string-value="68" calcext:value-type="string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knocked down pose #2 (For special characters) inverted</text:p>
          </table:table-cell>
          <table:table-cell table:number-columns-repeated="2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table:formula="of:=DEC2HEX([.A107];2)" office:value-type="string" office:string-value="69" calcext:value-type="string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formula="of:=DEC2HEX([.A108];2)" office:value-type="string" office:string-value="6A" calcext:value-type="string">
            <text:p>6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F1FFFFFFF</text:p>
          </table:table-cell>
          <table:table-cell office:value-type="string" calcext:value-type="string">
            <text:p>Load map {1}{0} and place party at {2},{3} with properties {4}, facing {5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formula="of:=DEC2HEX([.A109];2)" office:value-type="string" office:string-value="6B" calcext:value-type="string">
            <text:p>6B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F1FFFFFFF</text:p>
          </table:table-cell>
          <table:table-cell office:value-type="string" calcext:value-type="string">
            <text:p>Load map {1}{0} and place party at {2},{3} with properties {4}, facting {5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table:formula="of:=DEC2HEX([.A110];2)" office:value-type="string" office:string-value="6C" calcext:value-type="string">
            <text:p>6C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et parent map to {1}{0}, place party at {2}.{3} with properties {4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d for NPCs special pose in some cases. inverted</text:p>
          </table:table-cell>
          <table:table-cell table:number-columns-repeated="2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table:formula="of:=DEC2HEX([.A111];2)" office:value-type="string" office:string-value="6D" calcext:value-type="string">
            <text:p>6D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used for KO'ed NPC inverted</text:p>
          </table:table-cell>
          <table:table-cell table:number-columns-repeated="2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table:formula="of:=DEC2HEX([.A112];2)" office:value-type="string" office:string-value="6E" calcext:value-type="string">
            <text:p>6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table:formula="of:=DEC2HEX([.A113];2)" office:value-type="string" office:string-value="6F" calcext:value-type="string">
            <text:p>6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table:formula="of:=DEC2HEX([.A114];2)" office:value-type="string" office:string-value="70" calcext:value-type="string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roll layer 1 at horizontal speed {0}, vertical speed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table:formula="of:=DEC2HEX([.A115];2)" office:value-type="string" office:string-value="71" calcext:value-type="string">
            <text:p>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roll layer 2 at horizontal speed {0}, vertical speed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table:formula="of:=DEC2HEX([.A116];2)" office:value-type="string" office:string-value="72" calcext:value-type="string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roll layer 3 at horizontal speed {0}, vertical speed 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table:formula="of:=DEC2HEX([.A117];2)" office:value-type="string" office:string-value="73" calcext:value-type="string">
            <text:p>73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{2}*{3}</text:p>
          </table:table-cell>
          <table:table-cell office:value-type="string" calcext:value-type="string">
            <text:p>FF3FFFFF</text:p>
          </table:table-cell>
          <table:table-cell office:value-type="string" calcext:value-type="string">
            <text:p>Replace coordinates {0},{1} on layer {4} with the {2}x{3} chunk of data and refresh: {x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table:formula="of:=DEC2HEX([.A118];2)" office:value-type="string" office:string-value="74" calcext:value-type="string">
            <text:p>74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{2}*{3}</text:p>
          </table:table-cell>
          <table:table-cell office:value-type="string" calcext:value-type="string">
            <text:p>FF3FFFFF</text:p>
          </table:table-cell>
          <table:table-cell office:value-type="string" calcext:value-type="string">
            <text:p>Replace coordinates {0},{1} on layer {4} with the {2}x{3} chunk of data and do notrefresh: {x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table:formula="of:=DEC2HEX([.A119];2)" office:value-type="string" office:string-value="75" calcext:value-type="string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fresh backgroun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table:formula="of:=DEC2HEX([.A120];2)" office:value-type="string" office:string-value="76" calcext:value-type="string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(Custom) increase character {0}'s stat {1} by 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table:formula="of:=DEC2HEX([.A121];2)" office:value-type="string" office:string-value="77" calcext:value-type="string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rform level averaging on character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table:formula="of:=DEC2HEX([.A122];2)" office:value-type="string" office:string-value="78" calcext:value-type="string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low character {0} to pass through sprite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table:formula="of:=DEC2HEX([.A123];2)" office:value-type="string" office:string-value="79" calcext:value-type="string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lace party {0} on map {2}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table:formula="of:=DEC2HEX([.A124];2)" office:value-type="string" office:string-value="7A" calcext:value-type="string">
            <text:p>7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alking to character {0} executes event at {3}{2}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table:formula="of:=DEC2HEX([.A125];2)" office:value-type="string" office:string-value="7B" calcext:value-type="string">
            <text:p>7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nap screen to active part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table:formula="of:=DEC2HEX([.A126];2)" office:value-type="string" office:string-value="7C" calcext:value-type="string">
            <text:p>7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ctivate character {0}'s event on contac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table:formula="of:=DEC2HEX([.A127];2)" office:value-type="string" office:string-value="7D" calcext:value-type="string">
            <text:p>7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table:formula="of:=DEC2HEX([.A128];2)" office:value-type="string" office:string-value="7E" calcext:value-type="string">
            <text:p>7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ove party to coordinates {0},{1}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formula="of:=DEC2HEX([.A129];2)" office:value-type="string" office:string-value="7F" calcext:value-type="string">
            <text:p>7F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ange character {0}'s name to 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formula="of:=DEC2HEX([.A130];2)" office:value-type="string" office:string-value="80" calcext:value-type="string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dd item {0} to inven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1</text:p>
          </table:table-cell>
          <table:table-cell table:number-columns-repeated="2"/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formula="of:=DEC2HEX([.A131];2)" office:value-type="string" office:string-value="81" calcext:value-type="string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move item {0} from inven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1</text:p>
          </table:table-cell>
          <table:table-cell table:number-columns-repeated="2"/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formula="of:=DEC2HEX([.A132];2)" office:value-type="string" office:string-value="82" calcext:value-type="string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backup par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1</text:p>
          </table:table-cell>
          <table:table-cell table:number-columns-repeated="2"/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formula="of:=DEC2HEX([.A133];2)" office:value-type="string" office:string-value="83" calcext:value-type="string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(Custom) Teach character {0} spell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1</text:p>
          </table:table-cell>
          <table:table-cell table:number-columns-repeated="2"/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formula="of:=DEC2HEX([.A134];2)" office:value-type="string" office:string-value="84" calcext:value-type="string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ive {1}{0} gil to par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2</text:p>
          </table:table-cell>
          <table:table-cell table:number-columns-repeated="2"/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table:formula="of:=DEC2HEX([.A135];2)" office:value-type="string" office:string-value="85" calcext:value-type="string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ake {1}{0} gil from par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2</text:p>
          </table:table-cell>
          <table:table-cell table:number-columns-repeated="2"/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table:formula="of:=DEC2HEX([.A136];2)" office:value-type="string" office:string-value="86" calcext:value-type="string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Esper {0} to the par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2</text:p>
          </table:table-cell>
          <table:table-cell table:number-columns-repeated="2"/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table:formula="of:=DEC2HEX([.A137];2)" office:value-type="string" office:string-value="87" calcext:value-type="string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ake Esper {0} from par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2</text:p>
          </table:table-cell>
          <table:table-cell table:number-columns-repeated="2"/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table:formula="of:=DEC2HEX([.A138];2)" office:value-type="string" office:string-value="88" calcext:value-type="string">
            <text:p>8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emove status ailments {1}{2} from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3</text:p>
          </table:table-cell>
          <table:table-cell table:number-columns-repeated="2"/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table:formula="of:=DEC2HEX([.A139];2)" office:value-type="string" office:string-value="89" calcext:value-type="string">
            <text:p>8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nflict status ailments {1}{2} on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3</text:p>
          </table:table-cell>
          <table:table-cell table:number-columns-repeated="2"/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table:formula="of:=DEC2HEX([.A140];2)" office:value-type="string" office:string-value="8A" calcext:value-type="string">
            <text:p>8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oggle status ailments {1}{2} on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3</text:p>
          </table:table-cell>
          <table:table-cell table:number-columns-repeated="2"/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table:formula="of:=DEC2HEX([.A141];2)" office:value-type="string" office:string-value="8B" calcext:value-type="string">
            <text:p>8B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ange character {0}'s HP by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3</text:p>
          </table:table-cell>
          <table:table-cell table:number-columns-repeated="2"/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table:formula="of:=DEC2HEX([.A142];2)" office:value-type="string" office:string-value="8C" calcext:value-type="string">
            <text:p>8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ange character {0}'s MP by 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4</text:p>
          </table:table-cell>
          <table:table-cell table:number-columns-repeated="2"/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table:formula="of:=DEC2HEX([.A143];2)" office:value-type="string" office:string-value="8D" calcext:value-type="string">
            <text:p>8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move equipment from character {0} and place in inven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4</text:p>
          </table:table-cell>
          <table:table-cell table:number-columns-repeated="2"/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table:formula="of:=DEC2HEX([.A144];2)" office:value-type="string" office:string-value="8E" calcext:value-type="string">
            <text:p>8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voke Monster-in-a-Bo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4</text:p>
          </table:table-cell>
          <table:table-cell table:number-columns-repeated="2"/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table:formula="of:=DEC2HEX([.A145];2)" office:value-type="string" office:string-value="8F" calcext:value-type="string">
            <text:p>8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nlock all SwordTe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4</text:p>
          </table:table-cell>
          <table:table-cell table:number-columns-repeated="2"/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table:formula="of:=DEC2HEX([.A146];2)" office:value-type="string" office:string-value="90" calcext:value-type="string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rant BumRus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5</text:p>
          </table:table-cell>
          <table:table-cell table:number-columns-repeated="2"/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table:formula="of:=DEC2HEX([.A147];2)" office:value-type="string" office:string-value="91" calcext:value-type="string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use for 1/4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5</text:p>
          </table:table-cell>
          <table:table-cell table:number-columns-repeated="2"/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table:formula="of:=DEC2HEX([.A148];2)" office:value-type="string" office:string-value="92" calcext:value-type="string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use for 1/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5</text:p>
          </table:table-cell>
          <table:table-cell table:number-columns-repeated="2"/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table:formula="of:=DEC2HEX([.A149];2)" office:value-type="string" office:string-value="93" calcext:value-type="string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use for 3/4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5</text:p>
          </table:table-cell>
          <table:table-cell table:number-columns-repeated="2"/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table:formula="of:=DEC2HEX([.A150];2)" office:value-type="string" office:string-value="94" calcext:value-type="string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use for 1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6</text:p>
          </table:table-cell>
          <table:table-cell table:number-columns-repeated="2"/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table:formula="of:=DEC2HEX([.A151];2)" office:value-type="string" office:string-value="95" calcext:value-type="string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use for 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6</text:p>
          </table:table-cell>
          <table:table-cell table:number-columns-repeated="2"/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table:formula="of:=DEC2HEX([.A152];2)" office:value-type="string" office:string-value="96" calcext:value-type="string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de in screen after menu or b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6</text:p>
          </table:table-cell>
          <table:table-cell table:number-columns-repeated="2"/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table:formula="of:=DEC2HEX([.A153];2)" office:value-type="string" office:string-value="97" calcext:value-type="string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de screen to bl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6</text:p>
          </table:table-cell>
          <table:table-cell table:number-columns-repeated="2"/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table:formula="of:=DEC2HEX([.A154];2)" office:value-type="string" office:string-value="98" calcext:value-type="string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ll name change screen for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7</text:p>
          </table:table-cell>
          <table:table-cell table:number-columns-repeated="2"/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table:formula="of:=DEC2HEX([.A155];2)" office:value-type="string" office:string-value="99" calcext:value-type="string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all party select screen with {0} parties and properties {2}{1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7</text:p>
          </table:table-cell>
          <table:table-cell table:number-columns-repeated="2"/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table:formula="of:=DEC2HEX([.A156];2)" office:value-type="string" office:string-value="9A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ll Coliseum item select sc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down 7</text:p>
          </table:table-cell>
          <table:table-cell table:number-columns-repeated="2"/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table:formula="of:=DEC2HEX([.A157];2)" office:value-type="string" office:string-value="9B" calcext:value-type="string">
            <text:p>9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ll screen for shop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left 7</text:p>
          </table:table-cell>
          <table:table-cell table:number-columns-repeated="2"/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table:formula="of:=DEC2HEX([.A158];2)" office:value-type="string" office:string-value="9C" calcext:value-type="string">
            <text:p>9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ptimize character {0}'s equip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up 8</text:p>
          </table:table-cell>
          <table:table-cell table:number-columns-repeated="2"/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table:formula="of:=DEC2HEX([.A159];2)" office:value-type="string" office:string-value="9D" calcext:value-type="string">
            <text:p>9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ll final battle party select sc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right 8</text:p>
          </table:table-cell>
          <table:table-cell table:number-columns-repeated="2"/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table:formula="of:=DEC2HEX([.A160];2)" office:value-type="string" office:string-value="9E" calcext:value-type="string">
            <text:p>9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e down 8</text:p>
          </table:table-cell>
          <table:table-cell table:number-columns-repeated="2"/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table:formula="of:=DEC2HEX([.A161];2)" office:value-type="string" office:string-value="9F" calcext:value-type="string">
            <text:p>9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e left 8</text:p>
          </table:table-cell>
          <table:table-cell table:number-columns-repeated="2"/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table:formula="of:=DEC2HEX([.A162];2)" office:value-type="string" office:string-value="A0" calcext:value-type="string">
            <text:p>A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FFFFFFF3F</text:p>
          </table:table-cell>
          <table:table-cell office:value-type="string" calcext:value-type="string">
            <text:p>Set timer to {1}{0}, on expiration call event {4}{3}{2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right/up 1x1 tiles</text:p>
          </table:table-cell>
          <table:table-cell table:number-columns-repeated="2"/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table:formula="of:=DEC2HEX([.A163];2)" office:value-type="string" office:string-value="A1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set tim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right/down 1x1 tiles</text:p>
          </table:table-cell>
          <table:table-cell table:number-columns-repeated="2"/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table:formula="of:=DEC2HEX([.A164];2)" office:value-type="string" office:string-value="A2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e entity left/down 1x1 tiles</text:p>
          </table:table-cell>
          <table:table-cell table:number-columns-repeated="2"/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table:formula="of:=DEC2HEX([.A165];2)" office:value-type="string" office:string-value="A3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e entity left/up 1x1 tiles</text:p>
          </table:table-cell>
          <table:table-cell table:number-columns-repeated="2"/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table:formula="of:=DEC2HEX([.A166];2)" office:value-type="string" office:string-value="A4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e entity right/up 1x2 tiles</text:p>
          </table:table-cell>
          <table:table-cell table:number-columns-repeated="2"/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table:formula="of:=DEC2HEX([.A167];2)" office:value-type="string" office:string-value="A5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ove entity right/up 2x1 tiles</text:p>
          </table:table-cell>
          <table:table-cell table:number-columns-repeated="2"/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table:formula="of:=DEC2HEX([.A168];2)" office:value-type="string" office:string-value="A6" calcext:value-type="string">
            <text:p>A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move strobe effect in final ba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right/down 2x1 tiles</text:p>
          </table:table-cell>
          <table:table-cell table:number-columns-repeated="2"/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table:formula="of:=DEC2HEX([.A169];2)" office:value-type="string" office:string-value="A7" calcext:value-type="string">
            <text:p>A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eate strobe effect around character 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right/down 1x2 tiles</text:p>
          </table:table-cell>
          <table:table-cell table:number-columns-repeated="2"/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table:formula="of:=DEC2HEX([.A170];2)" office:value-type="string" office:string-value="A8" calcext:value-type="string">
            <text:p>A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floating continent cutsce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left/down 1x2 tiles</text:p>
          </table:table-cell>
          <table:table-cell table:number-columns-repeated="2"/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table:formula="of:=DEC2HEX([.A171];2)" office:value-type="string" office:string-value="A9" calcext:value-type="string">
            <text:p>A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title sc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left/down 2x1 tiles</text:p>
          </table:table-cell>
          <table:table-cell table:number-columns-repeated="2"/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table:formula="of:=DEC2HEX([.A172];2)" office:value-type="string" office:string-value="AA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opening mar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left/up 2x1 tiles</text:p>
          </table:table-cell>
          <table:table-cell table:number-columns-repeated="2"/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table:formula="of:=DEC2HEX([.A173];2)" office:value-type="string" office:string-value="AB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loading sc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entity left/up 1x2 tiles</text:p>
          </table:table-cell>
          <table:table-cell table:number-columns-repeated="2"/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table:formula="of:=DEC2HEX([.A174];2)" office:value-type="string" office:string-value="AC" calcext:value-type="string">
            <text:p>A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de in screen after game loa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table:formula="of:=DEC2HEX([.A175];2)" office:value-type="string" office:string-value="AD" calcext:value-type="string">
            <text:p>A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end of the world cutscen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table:formula="of:=DEC2HEX([.A176];2)" office:value-type="string" office:string-value="AE" calcext:value-type="string">
            <text:p>A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mine cart escap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table:formula="of:=DEC2HEX([.A177];2)" office:value-type="string" office:string-value="AF" calcext:value-type="string">
            <text:p>A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art Coliseum battl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table:formula="of:=DEC2HEX([.A178];2)" office:value-type="string" office:string-value="B0" calcext:value-type="string">
            <text:p>B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oop following commands {0} time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table:formula="of:=DEC2HEX([.A179];2)" office:value-type="string" office:string-value="B1" calcext:value-type="string">
            <text:p>B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nd loop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table:formula="of:=DEC2HEX([.A180];2)" office:value-type="string" office:string-value="B2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ump to address {2}{1}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table:formula="of:=DEC2HEX([.A181];2)" office:value-type="string" office:string-value="B3" calcext:value-type="string">
            <text:p>B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Jump to address {3}{2}{1} {0} time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table:formula="of:=DEC2HEX([.A182];2)" office:value-type="string" office:string-value="B4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use for {0}/60th second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table:formula="of:=DEC2HEX([.A183];2)" office:value-type="string" office:string-value="B5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use for {0}/4th second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table:formula="of:=DEC2HEX([.A184];2)" office:value-type="string" office:string-value="B6" calcext:value-type="string">
            <text:p>B6</text:p>
          </table:table-cell>
          <table:table-cell office:value-type="string" calcext:value-type="string">
            <text:p>6x</text:p>
          </table:table-cell>
          <table:table-cell office:value-type="string" calcext:value-type="string">
            <text:p>FE</text:p>
          </table:table-cell>
          <table:table-cell/>
          <table:table-cell office:value-type="string" calcext:value-type="string">
            <text:p>Jump to address {2}{1}{0} for selection 1, {5}{4}{3} for selection 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table:formula="of:=DEC2HEX([.A185];2)" office:value-type="string" office:string-value="B7" calcext:value-type="string">
            <text:p>B7</text:p>
          </table:table-cell>
          <table:table-cell office:value-type="string" calcext:value-type="string">
            <text:p>4x</text:p>
          </table:table-cell>
          <table:table-cell table:number-columns-repeated="2"/>
          <table:table-cell office:value-type="string" calcext:value-type="string">
            <text:p>Jump to address {3}{2}{1} if event bit {0} is clea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table:formula="of:=DEC2HEX([.A186];2)" office:value-type="string" office:string-value="B8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table:formula="of:=DEC2HEX([.A187];2)" office:value-type="string" office:string-value="B9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table:formula="of:=DEC2HEX([.A188];2)" office:value-type="string" office:string-value="BA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y ending cutscene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table:formula="of:=DEC2HEX([.A189];2)" office:value-type="string" office:string-value="BB" calcext:value-type="string">
            <text:p>B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"THE END"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table:formula="of:=DEC2HEX([.A190];2)" office:value-type="string" office:string-value="BC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op looping if event bit {1}{0} is 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table:formula="of:=DEC2HEX([.A191];2)" office:value-type="string" office:string-value="BD" calcext:value-type="string">
            <text:p>B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50% chance of jumping to address {2}{1}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table:formula="of:=DEC2HEX([.A192];2)" office:value-type="string" office:string-value="BE" calcext:value-type="string">
            <text:p>BE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{0}*3</text:p>
          </table:table-cell>
          <table:table-cell office:value-type="string" calcext:value-type="string">
            <text:p>FFFFFF1F</text:p>
          </table:table-cell>
          <table:table-cell office:value-type="string" calcext:value-type="string">
            <text:p>Jump to address {3}{2}{1} if {4} is in the CaseWor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table:formula="of:=DEC2HEX([.A193];2)" office:value-type="string" office:string-value="BF" calcext:value-type="string">
            <text:p>B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how airship from ending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93]+1" office:value-type="float" office:value="192" calcext:value-type="float">
            <text:p>192</text:p>
          </table:table-cell>
          <table:table-cell table:formula="of:=DEC2HEX([.A194];2)" office:value-type="string" office:string-value="C0" calcext:value-type="string">
            <text:p>C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F7FFFFFFF</text:p>
          </table:table-cell>
          <table:table-cell office:value-type="string" calcext:value-type="string">
            <text:p>Jump to address {4}{3}{2} if event bit {1}{0} is {5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peed to slowest</text:p>
          </table:table-cell>
          <table:table-cell table:number-columns-repeated="2"/>
        </table:table-row>
        <table:table-row table:style-name="ro1">
          <table:table-cell table:formula="of:=[.A194]+1" office:value-type="float" office:value="193" calcext:value-type="float">
            <text:p>193</text:p>
          </table:table-cell>
          <table:table-cell table:formula="of:=DEC2HEX([.A195];2)" office:value-type="string" office:string-value="C1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F7FF7FFFFFFFF</text:p>
          </table:table-cell>
          <table:table-cell office:value-type="string" calcext:value-type="string">
            <text:p>Jump to address {6}{5}{4} if event bit {1}{0} or {3}{2} is {7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peed to slow</text:p>
          </table:table-cell>
          <table:table-cell table:number-columns-repeated="2"/>
        </table:table-row>
        <table:table-row table:style-name="ro1">
          <table:table-cell table:formula="of:=[.A195]+1" office:value-type="float" office:value="194" calcext:value-type="float">
            <text:p>194</text:p>
          </table:table-cell>
          <table:table-cell table:formula="of:=DEC2HEX([.A196];2)" office:value-type="string" office:string-value="C2" calcext:value-type="string">
            <text:p>C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F7FFF7FFF7FFFFFFF</text:p>
          </table:table-cell>
          <table:table-cell office:value-type="string" calcext:value-type="string">
            <text:p>Jump to address {8}{7}{6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peed to normal</text:p>
          </table:table-cell>
          <table:table-cell table:number-columns-repeated="2"/>
        </table:table-row>
        <table:table-row table:style-name="ro1">
          <table:table-cell table:formula="of:=[.A196]+1" office:value-type="float" office:value="195" calcext:value-type="float">
            <text:p>195</text:p>
          </table:table-cell>
          <table:table-cell table:formula="of:=DEC2HEX([.A197];2)" office:value-type="string" office:string-value="C3" calcext:value-type="string">
            <text:p>C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F7FFF7FFF7FFF7FFFFFFF</text:p>
          </table:table-cell>
          <table:table-cell office:value-type="string" calcext:value-type="string">
            <text:p>Jump to address {10}{9}{8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peed to fast</text:p>
          </table:table-cell>
          <table:table-cell table:number-columns-repeated="2"/>
        </table:table-row>
        <table:table-row table:style-name="ro1">
          <table:table-cell table:formula="of:=[.A197]+1" office:value-type="float" office:value="196" calcext:value-type="float">
            <text:p>196</text:p>
          </table:table-cell>
          <table:table-cell table:formula="of:=DEC2HEX([.A198];2)" office:value-type="string" office:string-value="C4" calcext:value-type="string">
            <text:p>C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F7FFF7FFF7FFF7FFF7FFFFFFF</text:p>
          </table:table-cell>
          <table:table-cell office:value-type="string" calcext:value-type="string">
            <text:p>Jump to address {12}{11}{1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peed to fastest</text:p>
          </table:table-cell>
          <table:table-cell table:number-columns-repeated="2"/>
        </table:table-row>
        <table:table-row table:style-name="ro1">
          <table:table-cell table:formula="of:=[.A198]+1" office:value-type="float" office:value="197" calcext:value-type="float">
            <text:p>197</text:p>
          </table:table-cell>
          <table:table-cell table:formula="of:=DEC2HEX([.A199];2)" office:value-type="string" office:string-value="C5" calcext:value-type="string">
            <text:p>C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F7FFF7FFF7FFF7FFF7FFF7FFFFFFF</text:p>
          </table:table-cell>
          <table:table-cell office:value-type="string" calcext:value-type="string">
            <text:p>Jump to address {14}{13}{12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99]+1" office:value-type="float" office:value="198" calcext:value-type="float">
            <text:p>198</text:p>
          </table:table-cell>
          <table:table-cell table:formula="of:=DEC2HEX([.A200];2)" office:value-type="string" office:string-value="C6" calcext:value-type="string">
            <text:p>C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F7FFF7FFF7FFF7FFF7FFF7FFF7FFFFFFF</text:p>
          </table:table-cell>
          <table:table-cell office:value-type="string" calcext:value-type="string">
            <text:p>Jump to address {16}{15}{14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to walk when moving</text:p>
          </table:table-cell>
          <table:table-cell table:number-columns-repeated="2"/>
        </table:table-row>
        <table:table-row table:style-name="ro1">
          <table:table-cell table:formula="of:=[.A200]+1" office:value-type="float" office:value="199" calcext:value-type="float">
            <text:p>199</text:p>
          </table:table-cell>
          <table:table-cell table:formula="of:=DEC2HEX([.A201];2)" office:value-type="string" office:string-value="C7" calcext:value-type="string">
            <text:p>C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F7FFF7FFF7FFF7FFF7FFF7FFF7FFF7FFFFFFF</text:p>
          </table:table-cell>
          <table:table-cell office:value-type="string" calcext:value-type="string">
            <text:p>Jump to address {18}{17}{16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to not move when moving</text:p>
          </table:table-cell>
          <table:table-cell table:number-columns-repeated="2"/>
        </table:table-row>
        <table:table-row table:style-name="ro1">
          <table:table-cell table:formula="of:=[.A201]+1" office:value-type="float" office:value="200" calcext:value-type="float">
            <text:p>200</text:p>
          </table:table-cell>
          <table:table-cell table:formula="of:=DEC2HEX([.A202];2)" office:value-type="string" office:string-value="C8" calcext:value-type="string">
            <text:p>C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F7FFFFFFF</text:p>
          </table:table-cell>
          <table:table-cell office:value-type="string" calcext:value-type="string">
            <text:p>Jump to address {4}{3}{2} if event bit {1}{0} is {5}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layering priority {0}</text:p>
          </table:table-cell>
          <table:table-cell table:number-columns-repeated="2"/>
        </table:table-row>
        <table:table-row table:style-name="ro1">
          <table:table-cell table:formula="of:=[.A202]+1" office:value-type="float" office:value="201" calcext:value-type="float">
            <text:p>201</text:p>
          </table:table-cell>
          <table:table-cell table:formula="of:=DEC2HEX([.A203];2)" office:value-type="string" office:string-value="C9" calcext:value-type="string">
            <text:p>C9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F7FF7FFFFFFFF</text:p>
          </table:table-cell>
          <table:table-cell office:value-type="string" calcext:value-type="string">
            <text:p>Jump to address {6}{5}{4} if event bit {1}{0} and {3}{2} is {7}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ce character on vehicle {0}</text:p>
          </table:table-cell>
          <table:table-cell table:number-columns-repeated="2"/>
        </table:table-row>
        <table:table-row table:style-name="ro1">
          <table:table-cell table:formula="of:=[.A203]+1" office:value-type="float" office:value="202" calcext:value-type="float">
            <text:p>202</text:p>
          </table:table-cell>
          <table:table-cell table:formula="of:=DEC2HEX([.A204];2)" office:value-type="string" office:string-value="CA" calcext:value-type="string">
            <text:p>CA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F7FFF7FFF7FFFFFFF</text:p>
          </table:table-cell>
          <table:table-cell office:value-type="string" calcext:value-type="string">
            <text:p>Jump to address {8}{7}{6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04]+1" office:value-type="float" office:value="203" calcext:value-type="float">
            <text:p>203</text:p>
          </table:table-cell>
          <table:table-cell table:formula="of:=DEC2HEX([.A205];2)" office:value-type="string" office:string-value="CB" calcext:value-type="string">
            <text:p>CB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F7FFF7FFF7FFF7FFFFFFF</text:p>
          </table:table-cell>
          <table:table-cell office:value-type="string" calcext:value-type="string">
            <text:p>Jump to address {10}{9}{8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05]+1" office:value-type="float" office:value="204" calcext:value-type="float">
            <text:p>204</text:p>
          </table:table-cell>
          <table:table-cell table:formula="of:=DEC2HEX([.A206];2)" office:value-type="string" office:string-value="CC" calcext:value-type="string">
            <text:p>CC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F7FFF7FFF7FFF7FFF7FFFFFFF</text:p>
          </table:table-cell>
          <table:table-cell office:value-type="string" calcext:value-type="string">
            <text:p>Jump to address {12}{11}{1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n up</text:p>
          </table:table-cell>
          <table:table-cell table:number-columns-repeated="2"/>
        </table:table-row>
        <table:table-row table:style-name="ro1">
          <table:table-cell table:formula="of:=[.A206]+1" office:value-type="float" office:value="205" calcext:value-type="float">
            <text:p>205</text:p>
          </table:table-cell>
          <table:table-cell table:formula="of:=DEC2HEX([.A207];2)" office:value-type="string" office:string-value="CD" calcext:value-type="string">
            <text:p>CD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F7FFF7FFF7FFF7FFF7FFF7FFFFFFF</text:p>
          </table:table-cell>
          <table:table-cell office:value-type="string" calcext:value-type="string">
            <text:p>Jump to address {14}{13}{12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n right</text:p>
          </table:table-cell>
          <table:table-cell table:number-columns-repeated="2"/>
        </table:table-row>
        <table:table-row table:style-name="ro1">
          <table:table-cell table:formula="of:=[.A207]+1" office:value-type="float" office:value="206" calcext:value-type="float">
            <text:p>206</text:p>
          </table:table-cell>
          <table:table-cell table:formula="of:=DEC2HEX([.A208];2)" office:value-type="string" office:string-value="CE" calcext:value-type="string">
            <text:p>C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F7FFF7FFF7FFF7FFF7FFF7FFF7FFFFFFF</text:p>
          </table:table-cell>
          <table:table-cell office:value-type="string" calcext:value-type="string">
            <text:p>Jump to address {16}{15}{14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n down</text:p>
          </table:table-cell>
          <table:table-cell table:number-columns-repeated="2"/>
        </table:table-row>
        <table:table-row table:style-name="ro1">
          <table:table-cell table:formula="of:=[.A208]+1" office:value-type="float" office:value="207" calcext:value-type="float">
            <text:p>207</text:p>
          </table:table-cell>
          <table:table-cell table:formula="of:=DEC2HEX([.A209];2)" office:value-type="string" office:string-value="CF" calcext:value-type="string">
            <text:p>CF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F7FFF7FFF7FFF7FFF7FFF7FFF7FFF7FFFFFFF</text:p>
          </table:table-cell>
          <table:table-cell office:value-type="string" calcext:value-type="string">
            <text:p>Jump to address {18}{17}{16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n left</text:p>
          </table:table-cell>
          <table:table-cell table:number-columns-repeated="2"/>
        </table:table-row>
        <table:table-row table:style-name="ro1">
          <table:table-cell table:formula="of:=[.A209]+1" office:value-type="float" office:value="208" calcext:value-type="float">
            <text:p>208</text:p>
          </table:table-cell>
          <table:table-cell table:formula="of:=DEC2HEX([.A210];2)" office:value-type="string" office:string-value="D0" calcext:value-type="string">
            <text:p>D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0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0]+1" office:value-type="float" office:value="209" calcext:value-type="float">
            <text:p>209</text:p>
          </table:table-cell>
          <table:table-cell table:formula="of:=DEC2HEX([.A211];2)" office:value-type="string" office:string-value="D1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0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de character</text:p>
          </table:table-cell>
          <table:table-cell table:number-columns-repeated="2"/>
        </table:table-row>
        <table:table-row table:style-name="ro1">
          <table:table-cell table:formula="of:=[.A211]+1" office:value-type="float" office:value="210" calcext:value-type="float">
            <text:p>210</text:p>
          </table:table-cell>
          <table:table-cell table:formula="of:=DEC2HEX([.A212];2)" office:value-type="string" office:string-value="D2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1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2]+1" office:value-type="float" office:value="211" calcext:value-type="float">
            <text:p>211</text:p>
          </table:table-cell>
          <table:table-cell table:formula="of:=DEC2HEX([.A213];2)" office:value-type="string" office:string-value="D3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1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3]+1" office:value-type="float" office:value="212" calcext:value-type="float">
            <text:p>212</text:p>
          </table:table-cell>
          <table:table-cell table:formula="of:=DEC2HEX([.A214];2)" office:value-type="string" office:string-value="D4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2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4]+1" office:value-type="float" office:value="213" calcext:value-type="float">
            <text:p>213</text:p>
          </table:table-cell>
          <table:table-cell table:formula="of:=DEC2HEX([.A215];2)" office:value-type="string" office:string-value="D5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2{0}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 position to {0},{1}</text:p>
          </table:table-cell>
          <table:table-cell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formula="of:=[.A215]+1" office:value-type="float" office:value="214" calcext:value-type="float">
            <text:p>214</text:p>
          </table:table-cell>
          <table:table-cell table:formula="of:=DEC2HEX([.A216];2)" office:value-type="string" office:string-value="D6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3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6]+1" office:value-type="float" office:value="215" calcext:value-type="float">
            <text:p>215</text:p>
          </table:table-cell>
          <table:table-cell table:formula="of:=DEC2HEX([.A217];2)" office:value-type="string" office:string-value="D7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3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 on screen</text:p>
          </table:table-cell>
          <table:table-cell table:number-columns-repeated="2"/>
        </table:table-row>
        <table:table-row table:style-name="ro1">
          <table:table-cell table:formula="of:=[.A217]+1" office:value-type="float" office:value="216" calcext:value-type="float">
            <text:p>216</text:p>
          </table:table-cell>
          <table:table-cell table:formula="of:=DEC2HEX([.A218];2)" office:value-type="string" office:string-value="D8" calcext:value-type="string">
            <text:p>D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4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8]+1" office:value-type="float" office:value="217" calcext:value-type="float">
            <text:p>217</text:p>
          </table:table-cell>
          <table:table-cell table:formula="of:=DEC2HEX([.A219];2)" office:value-type="string" office:string-value="D9" calcext:value-type="string">
            <text:p>D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4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19]+1" office:value-type="float" office:value="218" calcext:value-type="float">
            <text:p>218</text:p>
          </table:table-cell>
          <table:table-cell table:formula="of:=DEC2HEX([.A220];2)" office:value-type="string" office:string-value="DA" calcext:value-type="string">
            <text:p>D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5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20]+1" office:value-type="float" office:value="219" calcext:value-type="float">
            <text:p>219</text:p>
          </table:table-cell>
          <table:table-cell table:formula="of:=DEC2HEX([.A221];2)" office:value-type="string" office:string-value="DB" calcext:value-type="string">
            <text:p>D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5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21]+1" office:value-type="float" office:value="220" calcext:value-type="float">
            <text:p>220</text:p>
          </table:table-cell>
          <table:table-cell table:formula="of:=DEC2HEX([.A222];2)" office:value-type="string" office:string-value="DC" calcext:value-type="string">
            <text:p>D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event bit x6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mp (low)</text:p>
          </table:table-cell>
          <table:table-cell table:number-columns-repeated="2"/>
        </table:table-row>
        <table:table-row table:style-name="ro1">
          <table:table-cell table:formula="of:=[.A222]+1" office:value-type="float" office:value="221" calcext:value-type="float">
            <text:p>221</text:p>
          </table:table-cell>
          <table:table-cell table:formula="of:=DEC2HEX([.A223];2)" office:value-type="string" office:string-value="DD" calcext:value-type="string">
            <text:p>D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event bit x6{0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mp (high)</text:p>
          </table:table-cell>
          <table:table-cell table:number-columns-repeated="2"/>
        </table:table-row>
        <table:table-row table:style-name="ro1">
          <table:table-cell table:formula="of:=[.A223]+1" office:value-type="float" office:value="222" calcext:value-type="float">
            <text:p>222</text:p>
          </table:table-cell>
          <table:table-cell table:formula="of:=DEC2HEX([.A224];2)" office:value-type="string" office:string-value="DE" calcext:value-type="string">
            <text:p>D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CaseWord to characters in active part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24]+1" office:value-type="float" office:value="223" calcext:value-type="float">
            <text:p>223</text:p>
          </table:table-cell>
          <table:table-cell table:formula="of:=DEC2HEX([.A225];2)" office:value-type="string" office:string-value="DF" calcext:value-type="string">
            <text:p>D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25]+1" office:value-type="float" office:value="224" calcext:value-type="float">
            <text:p>224</text:p>
          </table:table-cell>
          <table:table-cell table:formula="of:=DEC2HEX([.A226];2)" office:value-type="string" office:string-value="E0" calcext:value-type="string">
            <text:p>E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CaseWord to characters that have been 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use for {0}/60 s</text:p>
          </table:table-cell>
          <table:table-cell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formula="of:=[.A226]+1" office:value-type="float" office:value="225" calcext:value-type="float">
            <text:p>225</text:p>
          </table:table-cell>
          <table:table-cell table:formula="of:=DEC2HEX([.A227];2)" office:value-type="string" office:string-value="E1" calcext:value-type="string">
            <text:p>E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CaseWord to characters on airs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event bit 0x0{0}</text:p>
          </table:table-cell>
          <table:table-cell table:number-columns-repeated="2"/>
        </table:table-row>
        <table:table-row table:style-name="ro1">
          <table:table-cell table:formula="of:=[.A227]+1" office:value-type="float" office:value="226" calcext:value-type="float">
            <text:p>226</text:p>
          </table:table-cell>
          <table:table-cell table:formula="of:=DEC2HEX([.A228];2)" office:value-type="string" office:string-value="E2" calcext:value-type="string">
            <text:p>E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CaseWord depending on party l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event bit 0x1{0}</text:p>
          </table:table-cell>
          <table:table-cell table:number-columns-repeated="2"/>
        </table:table-row>
        <table:table-row table:style-name="ro1">
          <table:table-cell table:formula="of:=[.A228]+1" office:value-type="float" office:value="227" calcext:value-type="float">
            <text:p>227</text:p>
          </table:table-cell>
          <table:table-cell table:formula="of:=DEC2HEX([.A229];2)" office:value-type="string" office:string-value="E3" calcext:value-type="string">
            <text:p>E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CaseWord depending on members of all par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event bit 0x2{0}</text:p>
          </table:table-cell>
          <table:table-cell table:number-columns-repeated="2"/>
        </table:table-row>
        <table:table-row table:style-name="ro1">
          <table:table-cell table:formula="of:=[.A229]+1" office:value-type="float" office:value="228" calcext:value-type="float">
            <text:p>228</text:p>
          </table:table-cell>
          <table:table-cell table:formula="of:=DEC2HEX([.A230];2)" office:value-type="string" office:string-value="E4" calcext:value-type="string">
            <text:p>E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 CaseWord depending on active 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ar event bit 0x0{0}</text:p>
          </table:table-cell>
          <table:table-cell table:number-columns-repeated="2"/>
        </table:table-row>
        <table:table-row table:style-name="ro1">
          <table:table-cell table:formula="of:=[.A230]+1" office:value-type="float" office:value="229" calcext:value-type="float">
            <text:p>229</text:p>
          </table:table-cell>
          <table:table-cell table:formula="of:=DEC2HEX([.A231];2)" office:value-type="string" office:string-value="E5" calcext:value-type="string">
            <text:p>E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lear event bit 0x1{0}</text:p>
          </table:table-cell>
          <table:table-cell table:number-columns-repeated="2"/>
        </table:table-row>
        <table:table-row table:style-name="ro1">
          <table:table-cell table:formula="of:=[.A231]+1" office:value-type="float" office:value="230" calcext:value-type="float">
            <text:p>230</text:p>
          </table:table-cell>
          <table:table-cell table:formula="of:=DEC2HEX([.A232];2)" office:value-type="string" office:string-value="E6" calcext:value-type="string">
            <text:p>E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lear event bit 0x2{0}</text:p>
          </table:table-cell>
          <table:table-cell table:number-columns-repeated="2"/>
        </table:table-row>
        <table:table-row table:style-name="ro1">
          <table:table-cell table:formula="of:=[.A232]+1" office:value-type="float" office:value="231" calcext:value-type="float">
            <text:p>231</text:p>
          </table:table-cell>
          <table:table-cell table:formula="of:=DEC2HEX([.A233];2)" office:value-type="string" office:string-value="E7" calcext:value-type="string">
            <text:p>E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3]+1" office:value-type="float" office:value="232" calcext:value-type="float">
            <text:p>232</text:p>
          </table:table-cell>
          <table:table-cell table:formula="of:=DEC2HEX([.A234];2)" office:value-type="string" office:string-value="E8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t EventWord {0} to {2}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4]+1" office:value-type="float" office:value="233" calcext:value-type="float">
            <text:p>233</text:p>
          </table:table-cell>
          <table:table-cell table:formula="of:=DEC2HEX([.A235];2)" office:value-type="string" office:string-value="E9" calcext:value-type="string">
            <text:p>E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ncrement EventWord {0} to {2}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5]+1" office:value-type="float" office:value="234" calcext:value-type="float">
            <text:p>234</text:p>
          </table:table-cell>
          <table:table-cell table:formula="of:=DEC2HEX([.A236];2)" office:value-type="string" office:string-value="EA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crement EventWord {0} by {2}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6]+1" office:value-type="float" office:value="235" calcext:value-type="float">
            <text:p>235</text:p>
          </table:table-cell>
          <table:table-cell table:formula="of:=DEC2HEX([.A237];2)" office:value-type="string" office:string-value="EB" calcext:value-type="string">
            <text:p>EB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mpare EventWord {0} to {2}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7]+1" office:value-type="float" office:value="236" calcext:value-type="float">
            <text:p>236</text:p>
          </table:table-cell>
          <table:table-cell table:formula="of:=DEC2HEX([.A238];2)" office:value-type="string" office:string-value="EC" calcext:value-type="string">
            <text:p>EC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8]+1" office:value-type="float" office:value="237" calcext:value-type="float">
            <text:p>237</text:p>
          </table:table-cell>
          <table:table-cell table:formula="of:=DEC2HEX([.A239];2)" office:value-type="string" office:string-value="ED" calcext:value-type="string">
            <text:p>ED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39]+1" office:value-type="float" office:value="238" calcext:value-type="float">
            <text:p>238</text:p>
          </table:table-cell>
          <table:table-cell table:formula="of:=DEC2HEX([.A240];2)" office:value-type="string" office:string-value="EE" calcext:value-type="string">
            <text:p>E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0]+1" office:value-type="float" office:value="239" calcext:value-type="float">
            <text:p>239</text:p>
          </table:table-cell>
          <table:table-cell table:formula="of:=DEC2HEX([.A241];2)" office:value-type="string" office:string-value="EF" calcext:value-type="string">
            <text:p>EF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lay song {0} at volume 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1]+1" office:value-type="float" office:value="240" calcext:value-type="float">
            <text:p>240</text:p>
          </table:table-cell>
          <table:table-cell table:formula="of:=DEC2HEX([.A242];2)" office:value-type="string" office:string-value="F0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y song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2]+1" office:value-type="float" office:value="241" calcext:value-type="float">
            <text:p>241</text:p>
          </table:table-cell>
          <table:table-cell table:formula="of:=DEC2HEX([.A243];2)" office:value-type="string" office:string-value="F1" calcext:value-type="string">
            <text:p>F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de in song {0} at speed {1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3]+1" office:value-type="float" office:value="242" calcext:value-type="float">
            <text:p>242</text:p>
          </table:table-cell>
          <table:table-cell table:formula="of:=DEC2HEX([.A244];2)" office:value-type="string" office:string-value="F2" calcext:value-type="string">
            <text:p>F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de out current song at speed {0} (bigger value = slower)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4]+1" office:value-type="float" office:value="243" calcext:value-type="float">
            <text:p>243</text:p>
          </table:table-cell>
          <table:table-cell table:formula="of:=DEC2HEX([.A245];2)" office:value-type="string" office:string-value="F3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de in previous song at speed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5]+1" office:value-type="float" office:value="244" calcext:value-type="float">
            <text:p>244</text:p>
          </table:table-cell>
          <table:table-cell table:formula="of:=DEC2HEX([.A246];2)" office:value-type="string" office:string-value="F4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y sound effect {0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6]+1" office:value-type="float" office:value="245" calcext:value-type="float">
            <text:p>245</text:p>
          </table:table-cell>
          <table:table-cell table:formula="of:=DEC2HEX([.A247];2)" office:value-type="string" office:string-value="F5" calcext:value-type="string">
            <text:p>F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lay sound effect {0} at level {1} in left speaker and level {2} in righ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7]+1" office:value-type="float" office:value="246" calcext:value-type="float">
            <text:p>246</text:p>
          </table:table-cell>
          <table:table-cell table:formula="of:=DEC2HEX([.A248];2)" office:value-type="string" office:string-value="F6" calcext:value-type="string">
            <text:p>F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pply property {0} to song {1} with value {2}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8]+1" office:value-type="float" office:value="247" calcext:value-type="float">
            <text:p>247</text:p>
          </table:table-cell>
          <table:table-cell table:formula="of:=DEC2HEX([.A249];2)" office:value-type="string" office:string-value="F7" calcext:value-type="string">
            <text:p>F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ansition one song to an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49]+1" office:value-type="float" office:value="248" calcext:value-type="float">
            <text:p>248</text:p>
          </table:table-cell>
          <table:table-cell table:formula="of:=DEC2HEX([.A250];2)" office:value-type="string" office:string-value="F8" calcext:value-type="string">
            <text:p>F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50]+1" office:value-type="float" office:value="249" calcext:value-type="float">
            <text:p>249</text:p>
          </table:table-cell>
          <table:table-cell table:formula="of:=DEC2HEX([.A251];2)" office:value-type="string" office:string-value="F9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ansition to another song by parameter {0}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to address {2}{1}{0}</text:p>
          </table:table-cell>
          <table:table-cell table:number-columns-repeated="2"/>
        </table:table-row>
        <table:table-row table:style-name="ro1">
          <table:table-cell table:formula="of:=[.A251]+1" office:value-type="float" office:value="250" calcext:value-type="float">
            <text:p>250</text:p>
          </table:table-cell>
          <table:table-cell table:formula="of:=DEC2HEX([.A252];2)" office:value-type="string" office:string-value="FA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ait until current song fades before continu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 backwards {0} bytes</text:p>
          </table:table-cell>
          <table:table-cell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formula="of:=[.A252]+1" office:value-type="float" office:value="251" calcext:value-type="float">
            <text:p>251</text:p>
          </table:table-cell>
          <table:table-cell table:formula="of:=DEC2HEX([.A253];2)" office:value-type="string" office:string-value="FB" calcext:value-type="string">
            <text:p>F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pply effect to s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 forwards {0} bytes</text:p>
          </table:table-cell>
          <table:table-cell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formula="of:=[.A253]+1" office:value-type="float" office:value="252" calcext:value-type="float">
            <text:p>252</text:p>
          </table:table-cell>
          <table:table-cell table:formula="of:=DEC2HEX([.A254];2)" office:value-type="string" office:string-value="FC" calcext:value-type="string">
            <text:p>FC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Jump backwards {0} bytes</text:p>
          </table:table-cell>
          <table:table-cell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formula="of:=[.A254]+1" office:value-type="float" office:value="253" calcext:value-type="float">
            <text:p>253</text:p>
          </table:table-cell>
          <table:table-cell table:formula="of:=DEC2HEX([.A255];2)" office:value-type="string" office:string-value="FD" calcext:value-type="string">
            <text:p>F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 forwards {0} bytes</text:p>
          </table:table-cell>
          <table:table-cell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formula="of:=[.A255]+1" office:value-type="float" office:value="254" calcext:value-type="float">
            <text:p>254</text:p>
          </table:table-cell>
          <table:table-cell table:formula="of:=DEC2HEX([.A256];2)" office:value-type="string" office:string-value="FE" calcext:value-type="string">
            <text:p>F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turn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56]+1" office:value-type="float" office:value="255" calcext:value-type="float">
            <text:p>255</text:p>
          </table:table-cell>
          <table:table-cell table:formula="of:=DEC2HEX([.A257];2)" office:value-type="string" office:string-value="FF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nd que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d queu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9">00/00/0000</text:date>, <text:time style:data-style-name="N2" text:time-value="20:24:15.9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1T18:33:37.933000000</meta:creation-date>
    <dc:date>2023-02-19T18:47:40.778000000</dc:date>
    <meta:editing-duration>P46DT17H40M9S</meta:editing-duration>
    <meta:editing-cycles>14</meta:editing-cycles>
    <meta:generator>LibreOffice/5.2.3.3$Windows_x86 LibreOffice_project/d54a8868f08a7b39642414cf2c8ef2f228f780cf</meta:generator>
    <meta:document-statistic meta:table-count="1" meta:cell-count="1634" meta:object-count="0"/>
  </office:meta>
</office:document-meta>
</file>